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style:font-name="Arial Black1" fo:font-size="54pt" style:font-size-asian="54pt" style:font-size-complex="54pt"/>
    </style:style>
    <style:style style:name="P5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Przybieżeli</text:span><text:span text:style-name="T1"><text:line-break/></text:span><text:span text:style-name="T1">do Betlejem</text:span><text:span text:style-name="T1"><text:line-break/></text:span><text:span text:style-name="T1">pasterze,</text:span><text:span text:style-name="T1"><text:line-break/></text:span><text:span text:style-name="T1">Grając skocznie</text:span><text:span text:style-name="T1"><text:line-break/></text:span><text:span text:style-name="T1">Dzieciąteczku</text:span><text:span text:style-name="T1"><text:line-break/></text:span><text:span text:style-name="T1">na lir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Ref: Chwała na wysokości,</text:span><text:span text:style-name="T2"><text:line-break/></text:span><text:span text:style-name="T2">chwała na wysokości,</text:span><text:span text:style-name="T2"><text:line-break/></text:span><text:span text:style-name="T2">a pokój na ziem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2. Oddawali</text:span><text:span text:style-name="T2"><text:line-break/></text:span><text:span text:style-name="T2">swe ukłony</text:span><text:span text:style-name="T2"><text:line-break/></text:span><text:span text:style-name="T2">w pokorze</text:span><text:span text:style-name="T2"><text:line-break/></text:span><text:span text:style-name="T2">Tobie z serca</text:span><text:span text:style-name="T2"><text:line-break/></text:span><text:span text:style-name="T2">ochotnego,</text:span><text:span text:style-name="T2"><text:line-break/></text:span><text:span text:style-name="T2">o Boż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Ref: Chwała na wysokości,</text:span><text:span text:style-name="T2"><text:line-break/></text:span><text:span text:style-name="T2">chwała na wysokości,</text:span><text:span text:style-name="T2"><text:line-break/></text:span><text:span text:style-name="T2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3. Anioł Pański</text:span><text:span text:style-name="T2"><text:line-break/></text:span><text:span text:style-name="T2">sam ogłosił</text:span><text:span text:style-name="T2"><text:line-break/></text:span><text:span text:style-name="T2">te dziwy,</text:span><text:span text:style-name="T2"><text:line-break/></text:span><text:span text:style-name="T2">Których oni</text:span><text:span text:style-name="T2"><text:line-break/></text:span><text:span text:style-name="T2">nie słyszeli</text:span><text:span text:style-name="T2"><text:line-break/></text:span><text:span text:style-name="T2">jak żyw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Ref: Chwała na wysokości,</text:span><text:span text:style-name="T2"><text:line-break/></text:span><text:span text:style-name="T2">chwała na wysokości,</text:span><text:span text:style-name="T2"><text:line-break/></text:span><text:span text:style-name="T2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4. Dziwili się napowietrznej</text:span><text:span text:style-name="T1"><text:line-break/></text:span><text:span text:style-name="T1">muzyce</text:span><text:span text:style-name="T1"><text:line-break/></text:span><text:span text:style-name="T1">I myśleli:</text:span><text:span text:style-name="T1"><text:line-break/></text:span><text:span text:style-name="T1">co to będzie</text:span><text:span text:style-name="T1"><text:line-break/></text:span><text:span text:style-name="T1">za Dziecię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Ref: Chwała na wysokości,</text:span><text:span text:style-name="T2"><text:line-break/></text:span><text:span text:style-name="T2">chwała na wysokości,</text:span><text:span text:style-name="T2"><text:line-break/></text:span><text:span text:style-name="T2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5. Oto Mu się</text:span><text:span text:style-name="T2"><text:line-break/></text:span><text:span text:style-name="T2">wół i osioł</text:span><text:span text:style-name="T2"><text:line-break/></text:span><text:span text:style-name="T2">kłaniają,</text:span><text:span text:style-name="T2"><text:line-break/></text:span><text:span text:style-name="T2">Trzej królowie</text:span><text:span text:style-name="T2"><text:line-break/></text:span><text:span text:style-name="T2">podarunki</text:span><text:span text:style-name="T2"><text:line-break/></text:span><text:span text:style-name="T2">oddaj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Ref: Chwała na wysokości,</text:span><text:span text:style-name="T2"><text:line-break/></text:span><text:span text:style-name="T2">chwała na wysokości,</text:span><text:span text:style-name="T2"><text:line-break/></text:span><text:span text:style-name="T2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6. I anieli</text:span><text:span text:style-name="T2"><text:line-break/></text:span><text:span text:style-name="T2">gromadami</text:span><text:span text:style-name="T2"><text:line-break/></text:span><text:span text:style-name="T2">pilnują,</text:span><text:span text:style-name="T2"><text:line-break/></text:span><text:span text:style-name="T2">Panna czysta</text:span><text:span text:style-name="T2"><text:line-break/></text:span><text:span text:style-name="T2">wraz z Józefem</text:span><text:span text:style-name="T2"><text:line-break/></text:span><text:span text:style-name="T2">piastuj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Ref: Chwała na wysokości,</text:span><text:span text:style-name="T2"><text:line-break/></text:span><text:span text:style-name="T2">chwała na wysokości,</text:span><text:span text:style-name="T2"><text:line-break/></text:span><text:span text:style-name="T2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7. Poznali Go</text:span><text:span text:style-name="T2"><text:line-break/></text:span><text:span text:style-name="T2">Mesyjaszem</text:span><text:span text:style-name="T2"><text:line-break/></text:span><text:span text:style-name="T2">być prawym,</text:span><text:span text:style-name="T2"><text:line-break/></text:span><text:span text:style-name="T2">Narodzonym</text:span><text:span text:style-name="T2"><text:line-break/></text:span><text:span text:style-name="T2">dzisiaj Panem</text:span><text:span text:style-name="T2"><text:line-break/></text:span><text:span text:style-name="T2">łaskaw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Ref: Chwała na wysokości,</text:span><text:span text:style-name="T2"><text:line-break/></text:span><text:span text:style-name="T2">chwała na wysokości,</text:span><text:span text:style-name="T2"><text:line-break/></text:span><text:span text:style-name="T2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8. My Go także</text:span><text:span text:style-name="T2"><text:line-break/></text:span><text:span text:style-name="T2">Bogiem, Zbawcą</text:span><text:span text:style-name="T2"><text:line-break/></text:span><text:span text:style-name="T2">już znamy,</text:span><text:span text:style-name="T2"><text:line-break/></text:span><text:span text:style-name="T2">I z całego</text:span><text:span text:style-name="T2"><text:line-break/></text:span><text:span text:style-name="T2">serca wszyscy</text:span><text:span text:style-name="T2"><text:line-break/></text:span><text:span text:style-name="T2">kocham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Ref: Chwała na wysokości,</text:span><text:span text:style-name="T2"><text:line-break/></text:span><text:span text:style-name="T2">chwała na wysokości,</text:span><text:span text:style-name="T2"><text:line-break/></text:span><text:span text:style-name="T2">a pokój na zie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01T17:33:14</meta:creation-date>
    <dc:date>2015-01-05T22:29:09.405000000</dc:date>
    <dc:language>pl-PL</dc:language>
    <meta:editing-cycles>19</meta:editing-cycles>
    <meta:editing-duration>PT22M33S</meta:editing-duration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